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style-name="ce1" office:value-type="float" office:value="-8.95175" calcext:value-type="float">
            <text:p>-8.95175 </text:p>
          </table:table-cell>
          <table:table-cell table:formula="of:=ABS([.A2])" office:value-type="float" office:value="8.95175" calcext:value-type="float">
            <text:p>8.95175</text:p>
          </table:table-cell>
        </table:table-row>
        <table:table-row table:style-name="ro1">
          <table:table-cell table:style-name="ce1" office:value-type="float" office:value="-1579.546678" calcext:value-type="float">
            <text:p>-1579.54668 </text:p>
          </table:table-cell>
          <table:table-cell table:formula="of:=ABS([.A3])" office:value-type="float" office:value="1579.546678" calcext:value-type="float">
            <text:p>1579.546678</text:p>
          </table:table-cell>
        </table:table-row>
        <table:table-row table:style-name="ro1">
          <table:table-cell table:style-name="ce1" office:value-type="float" office:value="-3188.037812" calcext:value-type="float">
            <text:p>-3188.03781 </text:p>
          </table:table-cell>
          <table:table-cell table:formula="of:=ABS([.A4])" office:value-type="float" office:value="3188.037812" calcext:value-type="float">
            <text:p>3188.037812</text:p>
          </table:table-cell>
        </table:table-row>
        <table:table-row table:style-name="ro1">
          <table:table-cell table:style-name="ce1" office:value-type="float" office:value="-8241.951506" calcext:value-type="float">
            <text:p>-8241.95151 </text:p>
          </table:table-cell>
          <table:table-cell table:formula="of:=ABS([.A5])" office:value-type="float" office:value="8241.951506" calcext:value-type="float">
            <text:p>8241.951506</text:p>
          </table:table-cell>
        </table:table-row>
        <table:table-row table:style-name="ro1">
          <table:table-cell table:style-name="ce1" office:value-type="float" office:value="-9762.730796" calcext:value-type="float">
            <text:p>-9762.73080 </text:p>
          </table:table-cell>
          <table:table-cell table:formula="of:=ABS([.A6])" office:value-type="float" office:value="9762.730796" calcext:value-type="float">
            <text:p>9762.730796</text:p>
          </table:table-cell>
        </table:table-row>
        <table:table-row table:style-name="ro1">
          <table:table-cell table:style-name="ce1" office:value-type="float" office:value="-5019.357891" calcext:value-type="float">
            <text:p>-5019.35789 </text:p>
          </table:table-cell>
          <table:table-cell table:formula="of:=ABS([.A7])" office:value-type="float" office:value="5019.357891" calcext:value-type="float">
            <text:p>5019.357891</text:p>
          </table:table-cell>
        </table:table-row>
        <table:table-row table:style-name="ro1">
          <table:table-cell table:style-name="ce1" office:value-type="float" office:value="-9.793451" calcext:value-type="float">
            <text:p>-9.79345 </text:p>
          </table:table-cell>
          <table:table-cell table:formula="of:=ABS([.A8])" office:value-type="float" office:value="9.793451" calcext:value-type="float">
            <text:p>9.793451</text:p>
          </table:table-cell>
        </table:table-row>
        <table:table-row table:style-name="ro1">
          <table:table-cell table:style-name="ce1" office:value-type="float" office:value="-9978.624134" calcext:value-type="float">
            <text:p>-9978.62413 </text:p>
          </table:table-cell>
          <table:table-cell table:formula="of:=ABS([.A9])" office:value-type="float" office:value="9978.624134" calcext:value-type="float">
            <text:p>9978.624134</text:p>
          </table:table-cell>
        </table:table-row>
        <table:table-row table:style-name="ro1">
          <table:table-cell table:style-name="ce1" office:value-type="float" office:value="-7175.491348" calcext:value-type="float">
            <text:p>-7175.49135 </text:p>
          </table:table-cell>
          <table:table-cell table:formula="of:=ABS([.A10])" office:value-type="float" office:value="7175.491348" calcext:value-type="float">
            <text:p>7175.491348</text:p>
          </table:table-cell>
        </table:table-row>
        <table:table-row table:style-name="ro1">
          <table:table-cell table:style-name="ce1" office:value-type="float" office:value="-1342.691122" calcext:value-type="float">
            <text:p>-1342.69112 </text:p>
          </table:table-cell>
          <table:table-cell table:formula="of:=ABS([.A11])" office:value-type="float" office:value="1342.691122" calcext:value-type="float">
            <text:p>1342.691122</text:p>
          </table:table-cell>
        </table:table-row>
        <table:table-row table:style-name="ro1">
          <table:table-cell table:style-name="ce1" office:value-type="float" office:value="-20415.223121" calcext:value-type="float">
            <text:p>-20415.22312 </text:p>
          </table:table-cell>
          <table:table-cell table:formula="of:=ABS([.A12])" office:value-type="float" office:value="20415.223121" calcext:value-type="float">
            <text:p>20415.223121</text:p>
          </table:table-cell>
        </table:table-row>
        <table:table-row table:style-name="ro1">
          <table:table-cell table:style-name="ce2" office:value-type="float" office:value="-17120.713828" calcext:value-type="float">
            <text:p>-17120.713828</text:p>
          </table:table-cell>
          <table:table-cell table:formula="of:=ABS([.A13])" office:value-type="float" office:value="17120.713828" calcext:value-type="float">
            <text:p>17120.713828</text:p>
          </table:table-cell>
        </table:table-row>
        <table:table-row table:style-name="ro1">
          <table:table-cell table:style-name="ce2" office:value-type="float" office:value="-745.219611" calcext:value-type="float">
            <text:p>-745.219611</text:p>
          </table:table-cell>
          <table:table-cell table:formula="of:=ABS([.A14])" office:value-type="float" office:value="745.219611" calcext:value-type="float">
            <text:p>745.219611</text:p>
          </table:table-cell>
        </table:table-row>
        <table:table-row table:style-name="ro1">
          <table:table-cell table:style-name="ce2" office:value-type="float" office:value="-1974.347362" calcext:value-type="float">
            <text:p>-1974.347362</text:p>
          </table:table-cell>
          <table:table-cell table:formula="of:=ABS([.A15])" office:value-type="float" office:value="1974.347362" calcext:value-type="float">
            <text:p>1974.347362</text:p>
          </table:table-cell>
        </table:table-row>
        <table:table-row table:style-name="ro1">
          <table:table-cell table:style-name="ce2" office:value-type="float" office:value="-9579.868465" calcext:value-type="float">
            <text:p>-9579.868465</text:p>
          </table:table-cell>
          <table:table-cell table:formula="of:=ABS([.A16])" office:value-type="float" office:value="9579.868465" calcext:value-type="float">
            <text:p>9579.868465</text:p>
          </table:table-cell>
        </table:table-row>
        <table:table-row table:style-name="ro1">
          <table:table-cell table:style-name="ce2" office:value-type="float" office:value="-44.042482" calcext:value-type="float">
            <text:p>-44.042482</text:p>
          </table:table-cell>
          <table:table-cell table:formula="of:=ABS([.A17])" office:value-type="float" office:value="44.042482" calcext:value-type="float">
            <text:p>44.042482</text:p>
          </table:table-cell>
        </table:table-row>
        <table:table-row table:style-name="ro1">
          <table:table-cell table:style-name="ce2" office:value-type="float" office:value="-476.48793" calcext:value-type="float">
            <text:p>-476.48793</text:p>
          </table:table-cell>
          <table:table-cell table:formula="of:=ABS([.A18])" office:value-type="float" office:value="476.48793" calcext:value-type="float">
            <text:p>476.48793</text:p>
          </table:table-cell>
        </table:table-row>
        <table:table-row table:style-name="ro1">
          <table:table-cell table:style-name="ce2" office:value-type="float" office:value="-10957.79165" calcext:value-type="float">
            <text:p>-10957.79165</text:p>
          </table:table-cell>
          <table:table-cell table:formula="of:=ABS([.A19])" office:value-type="float" office:value="10957.79165" calcext:value-type="float">
            <text:p>10957.79165</text:p>
          </table:table-cell>
        </table:table-row>
        <table:table-row table:style-name="ro1">
          <table:table-cell table:style-name="ce2" office:value-type="float" office:value="-9091.463576" calcext:value-type="float">
            <text:p>-9091.463576</text:p>
          </table:table-cell>
          <table:table-cell table:formula="of:=ABS([.A20])" office:value-type="float" office:value="9091.463576" calcext:value-type="float">
            <text:p>9091.463576</text:p>
          </table:table-cell>
        </table:table-row>
        <table:table-row table:style-name="ro1">
          <table:table-cell table:style-name="ce2" office:value-type="float" office:value="-329.580126" calcext:value-type="float">
            <text:p>-329.580126</text:p>
          </table:table-cell>
          <table:table-cell table:formula="of:=ABS([.A21])" office:value-type="float" office:value="329.580126" calcext:value-type="float">
            <text:p>329.580126</text:p>
          </table:table-cell>
        </table:table-row>
        <table:table-row table:style-name="ro1">
          <table:table-cell table:style-name="ce2" office:value-type="float" office:value="-6199.162999" calcext:value-type="float">
            <text:p>-6199.162999</text:p>
          </table:table-cell>
          <table:table-cell table:formula="of:=ABS([.A22])" office:value-type="float" office:value="6199.162999" calcext:value-type="float">
            <text:p>6199.162999</text:p>
          </table:table-cell>
        </table:table-row>
        <table:table-row table:style-name="ro1">
          <table:table-cell table:style-name="ce2" office:value-type="float" office:value="-15406.500473" calcext:value-type="float">
            <text:p>-15406.500473</text:p>
          </table:table-cell>
          <table:table-cell table:formula="of:=ABS([.A23])" office:value-type="float" office:value="15406.500473" calcext:value-type="float">
            <text:p>15406.500473</text:p>
          </table:table-cell>
        </table:table-row>
        <table:table-row table:style-name="ro1">
          <table:table-cell table:style-name="ce2" office:value-type="float" office:value="-19849.014191" calcext:value-type="float">
            <text:p>-19849.014191</text:p>
          </table:table-cell>
          <table:table-cell table:formula="of:=ABS([.A24])" office:value-type="float" office:value="19849.014191" calcext:value-type="float">
            <text:p>19849.014191</text:p>
          </table:table-cell>
        </table:table-row>
        <table:table-row table:style-name="ro1">
          <table:table-cell table:style-name="ce2" office:value-type="float" office:value="-11594.821986" calcext:value-type="float">
            <text:p>-11594.821986</text:p>
          </table:table-cell>
          <table:table-cell table:formula="of:=ABS([.A25])" office:value-type="float" office:value="11594.821986" calcext:value-type="float">
            <text:p>11594.821986</text:p>
          </table:table-cell>
        </table:table-row>
        <table:table-row table:style-name="ro1">
          <table:table-cell table:style-name="ce2" office:value-type="float" office:value="-3946.841273" calcext:value-type="float">
            <text:p>-3946.841273</text:p>
          </table:table-cell>
          <table:table-cell table:formula="of:=ABS([.A26])" office:value-type="float" office:value="3946.841273" calcext:value-type="float">
            <text:p>3946.841273</text:p>
          </table:table-cell>
        </table:table-row>
        <table:table-row table:style-name="ro1">
          <table:table-cell table:style-name="ce2" office:value-type="float" office:value="-6846.007141" calcext:value-type="float">
            <text:p>-6846.007141</text:p>
          </table:table-cell>
          <table:table-cell table:formula="of:=ABS([.A27])" office:value-type="float" office:value="6846.007141" calcext:value-type="float">
            <text:p>6846.007141</text:p>
          </table:table-cell>
        </table:table-row>
        <table:table-row table:style-name="ro1">
          <table:table-cell table:style-name="ce2" office:value-type="float" office:value="-5060.820185" calcext:value-type="float">
            <text:p>-5060.820185</text:p>
          </table:table-cell>
          <table:table-cell table:formula="of:=ABS([.A28])" office:value-type="float" office:value="5060.820185" calcext:value-type="float">
            <text:p>5060.820185</text:p>
          </table:table-cell>
        </table:table-row>
        <table:table-row table:style-name="ro1">
          <table:table-cell table:style-name="ce2" office:value-type="float" office:value="-8670.180731" calcext:value-type="float">
            <text:p>-8670.180731</text:p>
          </table:table-cell>
          <table:table-cell table:formula="of:=ABS([.A29])" office:value-type="float" office:value="8670.180731" calcext:value-type="float">
            <text:p>8670.180731</text:p>
          </table:table-cell>
        </table:table-row>
        <table:table-row table:style-name="ro1">
          <table:table-cell table:style-name="ce2" office:value-type="float" office:value="-2700.061159" calcext:value-type="float">
            <text:p>-2700.061159</text:p>
          </table:table-cell>
          <table:table-cell table:formula="of:=ABS([.A30])" office:value-type="float" office:value="2700.061159" calcext:value-type="float">
            <text:p>2700.061159</text:p>
          </table:table-cell>
        </table:table-row>
        <table:table-row table:style-name="ro1">
          <table:table-cell table:style-name="ce2" office:value-type="float" office:value="-1370.414869" calcext:value-type="float">
            <text:p>-1370.414869</text:p>
          </table:table-cell>
          <table:table-cell table:formula="of:=ABS([.A31])" office:value-type="float" office:value="1370.414869" calcext:value-type="float">
            <text:p>1370.414869</text:p>
          </table:table-cell>
        </table:table-row>
        <table:table-row table:style-name="ro1">
          <table:table-cell table:style-name="ce2" office:value-type="float" office:value="-9540.192999" calcext:value-type="float">
            <text:p>-9540.192999</text:p>
          </table:table-cell>
          <table:table-cell table:formula="of:=ABS([.A32])" office:value-type="float" office:value="9540.192999" calcext:value-type="float">
            <text:p>9540.192999</text:p>
          </table:table-cell>
        </table:table-row>
        <table:table-row table:style-name="ro1">
          <table:table-cell table:style-name="ce2" office:value-type="float" office:value="-905.62627" calcext:value-type="float">
            <text:p>-905.62627</text:p>
          </table:table-cell>
          <table:table-cell table:formula="of:=ABS([.A33])" office:value-type="float" office:value="905.62627" calcext:value-type="float">
            <text:p>905.62627</text:p>
          </table:table-cell>
        </table:table-row>
        <table:table-row table:style-name="ro1">
          <table:table-cell table:style-name="ce2" office:value-type="float" office:value="-5553.251991" calcext:value-type="float">
            <text:p>-5553.251991</text:p>
          </table:table-cell>
          <table:table-cell table:formula="of:=ABS([.A34])" office:value-type="float" office:value="5553.251991" calcext:value-type="float">
            <text:p>5553.251991</text:p>
          </table:table-cell>
        </table:table-row>
        <table:table-row table:style-name="ro1">
          <table:table-cell table:style-name="ce2" office:value-type="float" office:value="-20689.458052" calcext:value-type="float">
            <text:p>-20689.458052</text:p>
          </table:table-cell>
          <table:table-cell table:formula="of:=ABS([.A35])" office:value-type="float" office:value="20689.458052" calcext:value-type="float">
            <text:p>20689.458052</text:p>
          </table:table-cell>
        </table:table-row>
        <table:table-row table:style-name="ro1">
          <table:table-cell table:style-name="ce2" office:value-type="float" office:value="-4232.113285" calcext:value-type="float">
            <text:p>-4232.113285</text:p>
          </table:table-cell>
          <table:table-cell table:formula="of:=ABS([.A36])" office:value-type="float" office:value="4232.113285" calcext:value-type="float">
            <text:p>4232.113285</text:p>
          </table:table-cell>
        </table:table-row>
        <table:table-row table:style-name="ro1">
          <table:table-cell table:style-name="ce2" office:value-type="float" office:value="-5684.489303" calcext:value-type="float">
            <text:p>-5684.489303</text:p>
          </table:table-cell>
          <table:table-cell table:formula="of:=ABS([.A37])" office:value-type="float" office:value="5684.489303" calcext:value-type="float">
            <text:p>5684.489303</text:p>
          </table:table-cell>
        </table:table-row>
        <table:table-row table:style-name="ro1">
          <table:table-cell table:style-name="ce2" office:value-type="float" office:value="-2387.162358" calcext:value-type="float">
            <text:p>-2387.162358</text:p>
          </table:table-cell>
          <table:table-cell table:formula="of:=ABS([.A38])" office:value-type="float" office:value="2387.162358" calcext:value-type="float">
            <text:p>2387.162358</text:p>
          </table:table-cell>
        </table:table-row>
        <table:table-row table:style-name="ro1">
          <table:table-cell table:style-name="ce2" office:value-type="float" office:value="-7424.387951" calcext:value-type="float">
            <text:p>-7424.387951</text:p>
          </table:table-cell>
          <table:table-cell table:formula="of:=ABS([.A39])" office:value-type="float" office:value="7424.387951" calcext:value-type="float">
            <text:p>7424.387951</text:p>
          </table:table-cell>
        </table:table-row>
        <table:table-row table:style-name="ro1">
          <table:table-cell table:style-name="ce2" office:value-type="float" office:value="-2294.965209" calcext:value-type="float">
            <text:p>-2294.965209</text:p>
          </table:table-cell>
          <table:table-cell table:formula="of:=ABS([.A40])" office:value-type="float" office:value="2294.965209" calcext:value-type="float">
            <text:p>2294.965209</text:p>
          </table:table-cell>
        </table:table-row>
        <table:table-row table:style-name="ro1">
          <table:table-cell table:style-name="ce2" office:value-type="float" office:value="-15863.322367" calcext:value-type="float">
            <text:p>-15863.322367</text:p>
          </table:table-cell>
          <table:table-cell table:formula="of:=ABS([.A41])" office:value-type="float" office:value="15863.322367" calcext:value-type="float">
            <text:p>15863.322367</text:p>
          </table:table-cell>
        </table:table-row>
        <table:table-row table:style-name="ro1">
          <table:table-cell table:style-name="ce2" office:value-type="float" office:value="-1603.848262" calcext:value-type="float">
            <text:p>-1603.848262</text:p>
          </table:table-cell>
          <table:table-cell table:formula="of:=ABS([.A42])" office:value-type="float" office:value="1603.848262" calcext:value-type="float">
            <text:p>1603.848262</text:p>
          </table:table-cell>
        </table:table-row>
        <table:table-row table:style-name="ro1">
          <table:table-cell table:style-name="ce2" office:value-type="float" office:value="-8477.851985" calcext:value-type="float">
            <text:p>-8477.851985</text:p>
          </table:table-cell>
          <table:table-cell table:formula="of:=ABS([.A43])" office:value-type="float" office:value="8477.851985" calcext:value-type="float">
            <text:p>8477.851985</text:p>
          </table:table-cell>
        </table:table-row>
        <table:table-row table:style-name="ro1">
          <table:table-cell table:style-name="ce2" office:value-type="float" office:value="-30.532365" calcext:value-type="float">
            <text:p>-30.532365</text:p>
          </table:table-cell>
          <table:table-cell table:formula="of:=ABS([.A44])" office:value-type="float" office:value="30.532365" calcext:value-type="float">
            <text:p>30.532365</text:p>
          </table:table-cell>
        </table:table-row>
        <table:table-row table:style-name="ro1">
          <table:table-cell table:style-name="ce2" office:value-type="float" office:value="-2476.251961" calcext:value-type="float">
            <text:p>-2476.251961</text:p>
          </table:table-cell>
          <table:table-cell table:formula="of:=ABS([.A45])" office:value-type="float" office:value="2476.251961" calcext:value-type="float">
            <text:p>2476.251961</text:p>
          </table:table-cell>
        </table:table-row>
        <table:table-row table:style-name="ro1">
          <table:table-cell table:style-name="ce2" office:value-type="float" office:value="-953.480789" calcext:value-type="float">
            <text:p>-953.480789</text:p>
          </table:table-cell>
          <table:table-cell table:formula="of:=ABS([.A46])" office:value-type="float" office:value="953.480789" calcext:value-type="float">
            <text:p>953.480789</text:p>
          </table:table-cell>
        </table:table-row>
        <table:table-row table:style-name="ro1">
          <table:table-cell table:style-name="ce2" office:value-type="float" office:value="-13405.635823" calcext:value-type="float">
            <text:p>-13405.635823</text:p>
          </table:table-cell>
          <table:table-cell table:formula="of:=ABS([.A47])" office:value-type="float" office:value="13405.635823" calcext:value-type="float">
            <text:p>13405.635823</text:p>
          </table:table-cell>
        </table:table-row>
        <table:table-row table:style-name="ro1">
          <table:table-cell table:style-name="ce2" office:value-type="float" office:value="-5658.604083" calcext:value-type="float">
            <text:p>-5658.604083</text:p>
          </table:table-cell>
          <table:table-cell table:formula="of:=ABS([.A48])" office:value-type="float" office:value="5658.604083" calcext:value-type="float">
            <text:p>5658.604083</text:p>
          </table:table-cell>
        </table:table-row>
        <table:table-row table:style-name="ro1">
          <table:table-cell table:style-name="ce2" office:value-type="float" office:value="-11070.548509" calcext:value-type="float">
            <text:p>-11070.548509</text:p>
          </table:table-cell>
          <table:table-cell table:formula="of:=ABS([.A49])" office:value-type="float" office:value="11070.548509" calcext:value-type="float">
            <text:p>11070.548509</text:p>
          </table:table-cell>
        </table:table-row>
        <table:table-row table:style-name="ro1">
          <table:table-cell table:style-name="ce2" office:value-type="float" office:value="-134.54268" calcext:value-type="float">
            <text:p>-134.54268</text:p>
          </table:table-cell>
          <table:table-cell table:formula="of:=ABS([.A50])" office:value-type="float" office:value="134.54268" calcext:value-type="float">
            <text:p>134.54268</text:p>
          </table:table-cell>
        </table:table-row>
        <table:table-row table:style-name="ro1">
          <table:table-cell table:style-name="ce2" office:value-type="float" office:value="-10794.710227" calcext:value-type="float">
            <text:p>-10794.710227</text:p>
          </table:table-cell>
          <table:table-cell table:formula="of:=ABS([.A51])" office:value-type="float" office:value="10794.710227" calcext:value-type="float">
            <text:p>10794.710227</text:p>
          </table:table-cell>
        </table:table-row>
        <table:table-row table:style-name="ro1">
          <table:table-cell table:style-name="ce2" office:value-type="float" office:value="-9024.549455" calcext:value-type="float">
            <text:p>-9024.549455</text:p>
          </table:table-cell>
          <table:table-cell table:formula="of:=ABS([.A52])" office:value-type="float" office:value="9024.549455" calcext:value-type="float">
            <text:p>9024.549455</text:p>
          </table:table-cell>
        </table:table-row>
        <table:table-row table:style-name="ro1">
          <table:table-cell table:style-name="ce2" office:value-type="float" office:value="-22541.012726" calcext:value-type="float">
            <text:p>-22541.012726</text:p>
          </table:table-cell>
          <table:table-cell table:formula="of:=ABS([.A53])" office:value-type="float" office:value="22541.012726" calcext:value-type="float">
            <text:p>22541.012726</text:p>
          </table:table-cell>
        </table:table-row>
        <table:table-row table:style-name="ro1">
          <table:table-cell table:style-name="ce2" office:value-type="float" office:value="-12263.253059" calcext:value-type="float">
            <text:p>-12263.253059</text:p>
          </table:table-cell>
          <table:table-cell table:formula="of:=ABS([.A54])" office:value-type="float" office:value="12263.253059" calcext:value-type="float">
            <text:p>12263.253059</text:p>
          </table:table-cell>
        </table:table-row>
        <table:table-row table:style-name="ro1">
          <table:table-cell table:style-name="ce2" office:value-type="float" office:value="-9427.231666" calcext:value-type="float">
            <text:p>-9427.231666</text:p>
          </table:table-cell>
          <table:table-cell table:formula="of:=ABS([.A55])" office:value-type="float" office:value="9427.231666" calcext:value-type="float">
            <text:p>9427.231666</text:p>
          </table:table-cell>
        </table:table-row>
        <table:table-row table:style-name="ro1">
          <table:table-cell table:style-name="ce2" office:value-type="float" office:value="-10371.215796" calcext:value-type="float">
            <text:p>-10371.215796</text:p>
          </table:table-cell>
          <table:table-cell table:formula="of:=ABS([.A56])" office:value-type="float" office:value="10371.215796" calcext:value-type="float">
            <text:p>10371.215796</text:p>
          </table:table-cell>
        </table:table-row>
        <table:table-row table:style-name="ro1">
          <table:table-cell table:style-name="ce2" office:value-type="float" office:value="-2507.226234" calcext:value-type="float">
            <text:p>-2507.226234</text:p>
          </table:table-cell>
          <table:table-cell table:formula="of:=ABS([.A57])" office:value-type="float" office:value="2507.226234" calcext:value-type="float">
            <text:p>2507.226234</text:p>
          </table:table-cell>
        </table:table-row>
        <table:table-row table:style-name="ro1">
          <table:table-cell table:style-name="ce2" office:value-type="float" office:value="-2740.742668" calcext:value-type="float">
            <text:p>-2740.742668</text:p>
          </table:table-cell>
          <table:table-cell table:formula="of:=ABS([.A58])" office:value-type="float" office:value="2740.742668" calcext:value-type="float">
            <text:p>2740.742668</text:p>
          </table:table-cell>
        </table:table-row>
        <table:table-row table:style-name="ro1">
          <table:table-cell table:style-name="ce2" office:value-type="float" office:value="-68.083529" calcext:value-type="float">
            <text:p>-68.083529</text:p>
          </table:table-cell>
          <table:table-cell table:formula="of:=ABS([.A59])" office:value-type="float" office:value="68.083529" calcext:value-type="float">
            <text:p>68.083529</text:p>
          </table:table-cell>
        </table:table-row>
        <table:table-row table:style-name="ro1">
          <table:table-cell table:style-name="ce2" office:value-type="float" office:value="-15598.040712" calcext:value-type="float">
            <text:p>-15598.040712</text:p>
          </table:table-cell>
          <table:table-cell table:formula="of:=ABS([.A60])" office:value-type="float" office:value="15598.040712" calcext:value-type="float">
            <text:p>15598.040712</text:p>
          </table:table-cell>
        </table:table-row>
        <table:table-row table:style-name="ro1">
          <table:table-cell table:style-name="ce2" office:value-type="float" office:value="-2974.984344" calcext:value-type="float">
            <text:p>-2974.984344</text:p>
          </table:table-cell>
          <table:table-cell table:formula="of:=ABS([.A61])" office:value-type="float" office:value="2974.984344" calcext:value-type="float">
            <text:p>2974.984344</text:p>
          </table:table-cell>
        </table:table-row>
        <table:table-row table:style-name="ro1">
          <table:table-cell table:style-name="ce2" office:value-type="float" office:value="-1913.00235" calcext:value-type="float">
            <text:p>-1913.00235</text:p>
          </table:table-cell>
          <table:table-cell table:formula="of:=ABS([.A62])" office:value-type="float" office:value="1913.00235" calcext:value-type="float">
            <text:p>1913.00235</text:p>
          </table:table-cell>
        </table:table-row>
        <table:table-row table:style-name="ro1">
          <table:table-cell table:style-name="ce2" office:value-type="float" office:value="-11723.362712" calcext:value-type="float">
            <text:p>-11723.362712</text:p>
          </table:table-cell>
          <table:table-cell table:formula="of:=ABS([.A63])" office:value-type="float" office:value="11723.362712" calcext:value-type="float">
            <text:p>11723.362712</text:p>
          </table:table-cell>
        </table:table-row>
        <table:table-row table:style-name="ro1">
          <table:table-cell table:style-name="ce2" office:value-type="float" office:value="-12915.878048" calcext:value-type="float">
            <text:p>-12915.878048</text:p>
          </table:table-cell>
          <table:table-cell table:formula="of:=ABS([.A64])" office:value-type="float" office:value="12915.878048" calcext:value-type="float">
            <text:p>12915.878048</text:p>
          </table:table-cell>
        </table:table-row>
        <table:table-row table:style-name="ro1">
          <table:table-cell table:style-name="ce2" office:value-type="float" office:value="-26017.487716" calcext:value-type="float">
            <text:p>-26017.487716</text:p>
          </table:table-cell>
          <table:table-cell table:formula="of:=ABS([.A65])" office:value-type="float" office:value="26017.487716" calcext:value-type="float">
            <text:p>26017.487716</text:p>
          </table:table-cell>
        </table:table-row>
        <table:table-row table:style-name="ro1">
          <table:table-cell table:style-name="ce2" office:value-type="float" office:value="-432.530747" calcext:value-type="float">
            <text:p>-432.530747</text:p>
          </table:table-cell>
          <table:table-cell table:formula="of:=ABS([.A66])" office:value-type="float" office:value="432.530747" calcext:value-type="float">
            <text:p>432.530747</text:p>
          </table:table-cell>
        </table:table-row>
        <table:table-row table:style-name="ro1">
          <table:table-cell table:style-name="ce2" office:value-type="float" office:value="-10382.693564" calcext:value-type="float">
            <text:p>-10382.693564</text:p>
          </table:table-cell>
          <table:table-cell table:formula="of:=ABS([.A67])" office:value-type="float" office:value="10382.693564" calcext:value-type="float">
            <text:p>10382.693564</text:p>
          </table:table-cell>
        </table:table-row>
        <table:table-row table:style-name="ro1">
          <table:table-cell table:style-name="ce2" office:value-type="float" office:value="-7890.273385" calcext:value-type="float">
            <text:p>-7890.273385</text:p>
          </table:table-cell>
          <table:table-cell table:formula="of:=ABS([.A68])" office:value-type="float" office:value="7890.273385" calcext:value-type="float">
            <text:p>7890.273385</text:p>
          </table:table-cell>
        </table:table-row>
        <table:table-row table:style-name="ro1">
          <table:table-cell table:style-name="ce2" office:value-type="float" office:value="-968.851344" calcext:value-type="float">
            <text:p>-968.851344</text:p>
          </table:table-cell>
          <table:table-cell table:formula="of:=ABS([.A69])" office:value-type="float" office:value="968.851344" calcext:value-type="float">
            <text:p>968.851344</text:p>
          </table:table-cell>
        </table:table-row>
        <table:table-row table:style-name="ro1">
          <table:table-cell table:style-name="ce2" office:value-type="float" office:value="-2461.084689" calcext:value-type="float">
            <text:p>-2461.084689</text:p>
          </table:table-cell>
          <table:table-cell table:formula="of:=ABS([.A70])" office:value-type="float" office:value="2461.084689" calcext:value-type="float">
            <text:p>2461.084689</text:p>
          </table:table-cell>
        </table:table-row>
        <table:table-row table:style-name="ro1">
          <table:table-cell table:style-name="ce2" office:value-type="float" office:value="-498.775964" calcext:value-type="float">
            <text:p>-498.775964</text:p>
          </table:table-cell>
          <table:table-cell table:formula="of:=ABS([.A71])" office:value-type="float" office:value="498.775964" calcext:value-type="float">
            <text:p>498.775964</text:p>
          </table:table-cell>
        </table:table-row>
        <table:table-row table:style-name="ro1">
          <table:table-cell table:style-name="ce2" office:value-type="float" office:value="-5915.289895" calcext:value-type="float">
            <text:p>-5915.289895</text:p>
          </table:table-cell>
          <table:table-cell table:formula="of:=ABS([.A72])" office:value-type="float" office:value="5915.289895" calcext:value-type="float">
            <text:p>5915.289895</text:p>
          </table:table-cell>
        </table:table-row>
        <table:table-row table:style-name="ro1">
          <table:table-cell table:style-name="ce2" office:value-type="float" office:value="-27543.622303" calcext:value-type="float">
            <text:p>-27543.622303</text:p>
          </table:table-cell>
          <table:table-cell table:formula="of:=ABS([.A73])" office:value-type="float" office:value="27543.622303" calcext:value-type="float">
            <text:p>27543.622303</text:p>
          </table:table-cell>
        </table:table-row>
        <table:table-row table:style-name="ro1">
          <table:table-cell table:style-name="ce2" office:value-type="float" office:value="-11633.440291" calcext:value-type="float">
            <text:p>-11633.440291</text:p>
          </table:table-cell>
          <table:table-cell table:formula="of:=ABS([.A74])" office:value-type="float" office:value="11633.440291" calcext:value-type="float">
            <text:p>11633.440291</text:p>
          </table:table-cell>
        </table:table-row>
        <table:table-row table:style-name="ro1">
          <table:table-cell table:style-name="ce2" office:value-type="float" office:value="-766.187933" calcext:value-type="float">
            <text:p>-766.187933</text:p>
          </table:table-cell>
          <table:table-cell table:formula="of:=ABS([.A75])" office:value-type="float" office:value="766.187933" calcext:value-type="float">
            <text:p>766.187933</text:p>
          </table:table-cell>
        </table:table-row>
        <table:table-row table:style-name="ro1">
          <table:table-cell table:style-name="ce2" office:value-type="float" office:value="-4163.602405" calcext:value-type="float">
            <text:p>-4163.602405</text:p>
          </table:table-cell>
          <table:table-cell table:formula="of:=ABS([.A76])" office:value-type="float" office:value="4163.602405" calcext:value-type="float">
            <text:p>4163.602405</text:p>
          </table:table-cell>
        </table:table-row>
        <table:table-row table:style-name="ro1">
          <table:table-cell table:style-name="ce2" office:value-type="float" office:value="-5027.314554" calcext:value-type="float">
            <text:p>-5027.314554</text:p>
          </table:table-cell>
          <table:table-cell table:formula="of:=ABS([.A77])" office:value-type="float" office:value="5027.314554" calcext:value-type="float">
            <text:p>5027.314554</text:p>
          </table:table-cell>
        </table:table-row>
        <table:table-row table:style-name="ro1">
          <table:table-cell table:style-name="ce2" office:value-type="float" office:value="-365.113651" calcext:value-type="float">
            <text:p>-365.113651</text:p>
          </table:table-cell>
          <table:table-cell table:formula="of:=ABS([.A78])" office:value-type="float" office:value="365.113651" calcext:value-type="float">
            <text:p>365.113651</text:p>
          </table:table-cell>
        </table:table-row>
        <table:table-row table:style-name="ro1">
          <table:table-cell table:style-name="ce2" office:value-type="float" office:value="-6517.530961" calcext:value-type="float">
            <text:p>-6517.530961</text:p>
          </table:table-cell>
          <table:table-cell table:formula="of:=ABS([.A79])" office:value-type="float" office:value="6517.530961" calcext:value-type="float">
            <text:p>6517.530961</text:p>
          </table:table-cell>
        </table:table-row>
        <table:table-row table:style-name="ro1">
          <table:table-cell table:style-name="ce2" office:value-type="float" office:value="-5925.020722" calcext:value-type="float">
            <text:p>-5925.020722</text:p>
          </table:table-cell>
          <table:table-cell table:formula="of:=ABS([.A80])" office:value-type="float" office:value="5925.020722" calcext:value-type="float">
            <text:p>5925.020722</text:p>
          </table:table-cell>
        </table:table-row>
        <table:table-row table:style-name="ro1">
          <table:table-cell table:style-name="ce2" office:value-type="float" office:value="-6544.633717" calcext:value-type="float">
            <text:p>-6544.633717</text:p>
          </table:table-cell>
          <table:table-cell table:formula="of:=ABS([.A81])" office:value-type="float" office:value="6544.633717" calcext:value-type="float">
            <text:p>6544.633717</text:p>
          </table:table-cell>
        </table:table-row>
        <table:table-row table:style-name="ro1">
          <table:table-cell table:style-name="ce2" office:value-type="float" office:value="-7495.235206" calcext:value-type="float">
            <text:p>-7495.235206</text:p>
          </table:table-cell>
          <table:table-cell table:formula="of:=ABS([.A82])" office:value-type="float" office:value="7495.235206" calcext:value-type="float">
            <text:p>7495.235206</text:p>
          </table:table-cell>
        </table:table-row>
        <table:table-row table:style-name="ro1">
          <table:table-cell table:style-name="ce2" office:value-type="float" office:value="-24548.825953" calcext:value-type="float">
            <text:p>-24548.825953</text:p>
          </table:table-cell>
          <table:table-cell table:formula="of:=ABS([.A83])" office:value-type="float" office:value="24548.825953" calcext:value-type="float">
            <text:p>24548.825953</text:p>
          </table:table-cell>
        </table:table-row>
        <table:table-row table:style-name="ro1">
          <table:table-cell table:style-name="ce2" office:value-type="float" office:value="-2208.853603" calcext:value-type="float">
            <text:p>-2208.853603</text:p>
          </table:table-cell>
          <table:table-cell table:formula="of:=ABS([.A84])" office:value-type="float" office:value="2208.853603" calcext:value-type="float">
            <text:p>2208.853603</text:p>
          </table:table-cell>
        </table:table-row>
        <table:table-row table:style-name="ro1">
          <table:table-cell table:style-name="ce2" office:value-type="float" office:value="-5605.360942" calcext:value-type="float">
            <text:p>-5605.360942</text:p>
          </table:table-cell>
          <table:table-cell table:formula="of:=ABS([.A85])" office:value-type="float" office:value="5605.360942" calcext:value-type="float">
            <text:p>5605.360942</text:p>
          </table:table-cell>
        </table:table-row>
        <table:table-row table:style-name="ro1">
          <table:table-cell table:style-name="ce2" office:value-type="float" office:value="-667.541124" calcext:value-type="float">
            <text:p>-667.541124</text:p>
          </table:table-cell>
          <table:table-cell table:formula="of:=ABS([.A86])" office:value-type="float" office:value="667.541124" calcext:value-type="float">
            <text:p>667.541124</text:p>
          </table:table-cell>
        </table:table-row>
        <table:table-row table:style-name="ro1">
          <table:table-cell table:style-name="ce2" office:value-type="float" office:value="-29683.971313" calcext:value-type="float">
            <text:p>-29683.971313</text:p>
          </table:table-cell>
          <table:table-cell table:formula="of:=ABS([.A87])" office:value-type="float" office:value="29683.971313" calcext:value-type="float">
            <text:p>29683.971313</text:p>
          </table:table-cell>
        </table:table-row>
        <table:table-row table:style-name="ro1">
          <table:table-cell table:style-name="ce2" office:value-type="float" office:value="-8188.138218" calcext:value-type="float">
            <text:p>-8188.138218</text:p>
          </table:table-cell>
          <table:table-cell table:formula="of:=ABS([.A88])" office:value-type="float" office:value="8188.138218" calcext:value-type="float">
            <text:p>8188.138218</text:p>
          </table:table-cell>
        </table:table-row>
        <table:table-row table:style-name="ro1">
          <table:table-cell table:style-name="ce2" office:value-type="float" office:value="-141.223914" calcext:value-type="float">
            <text:p>-141.223914</text:p>
          </table:table-cell>
          <table:table-cell table:formula="of:=ABS([.A89])" office:value-type="float" office:value="141.223914" calcext:value-type="float">
            <text:p>141.223914</text:p>
          </table:table-cell>
        </table:table-row>
        <table:table-row table:style-name="ro1">
          <table:table-cell table:style-name="ce2" office:value-type="float" office:value="-4143.70983" calcext:value-type="float">
            <text:p>-4143.70983</text:p>
          </table:table-cell>
          <table:table-cell table:formula="of:=ABS([.A90])" office:value-type="float" office:value="4143.70983" calcext:value-type="float">
            <text:p>4143.70983</text:p>
          </table:table-cell>
        </table:table-row>
        <table:table-row table:style-name="ro1">
          <table:table-cell table:style-name="ce2" office:value-type="float" office:value="-1981.917173" calcext:value-type="float">
            <text:p>-1981.917173</text:p>
          </table:table-cell>
          <table:table-cell table:formula="of:=ABS([.A91])" office:value-type="float" office:value="1981.917173" calcext:value-type="float">
            <text:p>1981.917173</text:p>
          </table:table-cell>
        </table:table-row>
        <table:table-row table:style-name="ro1">
          <table:table-cell table:style-name="ce2" office:value-type="float" office:value="-4456.588092" calcext:value-type="float">
            <text:p>-4456.588092</text:p>
          </table:table-cell>
          <table:table-cell table:formula="of:=ABS([.A92])" office:value-type="float" office:value="4456.588092" calcext:value-type="float">
            <text:p>4456.588092</text:p>
          </table:table-cell>
        </table:table-row>
        <table:table-row table:style-name="ro1">
          <table:table-cell table:style-name="ce2" office:value-type="float" office:value="-5332.009491" calcext:value-type="float">
            <text:p>-5332.009491</text:p>
          </table:table-cell>
          <table:table-cell table:formula="of:=ABS([.A93])" office:value-type="float" office:value="5332.009491" calcext:value-type="float">
            <text:p>5332.009491</text:p>
          </table:table-cell>
        </table:table-row>
        <table:table-row table:style-name="ro1">
          <table:table-cell table:style-name="ce2" office:value-type="float" office:value="-4931.793207" calcext:value-type="float">
            <text:p>-4931.793207</text:p>
          </table:table-cell>
          <table:table-cell table:formula="of:=ABS([.A94])" office:value-type="float" office:value="4931.793207" calcext:value-type="float">
            <text:p>4931.793207</text:p>
          </table:table-cell>
        </table:table-row>
        <table:table-row table:style-name="ro1">
          <table:table-cell table:style-name="ce2" office:value-type="float" office:value="-20112.115726" calcext:value-type="float">
            <text:p>-20112.115726</text:p>
          </table:table-cell>
          <table:table-cell table:formula="of:=ABS([.A95])" office:value-type="float" office:value="20112.115726" calcext:value-type="float">
            <text:p>20112.115726</text:p>
          </table:table-cell>
        </table:table-row>
        <table:table-row table:style-name="ro1">
          <table:table-cell table:style-name="ce2" office:value-type="float" office:value="-5788.443464" calcext:value-type="float">
            <text:p>-5788.443464</text:p>
          </table:table-cell>
          <table:table-cell table:formula="of:=ABS([.A96])" office:value-type="float" office:value="5788.443464" calcext:value-type="float">
            <text:p>5788.443464</text:p>
          </table:table-cell>
        </table:table-row>
        <table:table-row table:style-name="ro1">
          <table:table-cell table:style-name="ce2" office:value-type="float" office:value="-22638.139409" calcext:value-type="float">
            <text:p>-22638.139409</text:p>
          </table:table-cell>
          <table:table-cell table:formula="of:=ABS([.A97])" office:value-type="float" office:value="22638.139409" calcext:value-type="float">
            <text:p>22638.139409</text:p>
          </table:table-cell>
        </table:table-row>
        <table:table-row table:style-name="ro1">
          <table:table-cell table:style-name="ce2" office:value-type="float" office:value="-6175.730369" calcext:value-type="float">
            <text:p>-6175.730369</text:p>
          </table:table-cell>
          <table:table-cell table:formula="of:=ABS([.A98])" office:value-type="float" office:value="6175.730369" calcext:value-type="float">
            <text:p>6175.730369</text:p>
          </table:table-cell>
        </table:table-row>
        <table:table-row table:style-name="ro1">
          <table:table-cell table:style-name="ce2" office:value-type="float" office:value="-24017.218665" calcext:value-type="float">
            <text:p>-24017.218665</text:p>
          </table:table-cell>
          <table:table-cell table:formula="of:=ABS([.A99])" office:value-type="float" office:value="24017.218665" calcext:value-type="float">
            <text:p>24017.218665</text:p>
          </table:table-cell>
        </table:table-row>
        <table:table-row table:style-name="ro1">
          <table:table-cell table:style-name="ce2" office:value-type="float" office:value="-934.116214" calcext:value-type="float">
            <text:p>-934.116214</text:p>
          </table:table-cell>
          <table:table-cell table:formula="of:=ABS([.A100])" office:value-type="float" office:value="934.116214" calcext:value-type="float">
            <text:p>934.116214</text:p>
          </table:table-cell>
        </table:table-row>
        <table:table-row table:style-name="ro1">
          <table:table-cell table:style-name="ce2" office:value-type="float" office:value="-12643.638569" calcext:value-type="float">
            <text:p>-12643.638569</text:p>
          </table:table-cell>
          <table:table-cell table:formula="of:=ABS([.A101])" office:value-type="float" office:value="12643.638569" calcext:value-type="float">
            <text:p>12643.638569</text:p>
          </table:table-cell>
        </table:table-row>
        <table:table-row table:style-name="ro1" table:number-rows-repeated="900">
          <table:table-cell table:style-name="ce2"/>
          <table:table-cell/>
        </table:table-row>
        <table:table-row table:style-name="ro2" table:number-rows-repeated="104757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7:21:50.595000000</dc:date>
    <meta:editing-duration>PT1M13S</meta:editing-duration>
    <meta:editing-cycles>9</meta:editing-cycles>
    <meta:document-statistic meta:table-count="1" meta:cell-count="202" meta:object-count="0"/>
  </office:meta>
</office:document-meta>
</file>